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6201in" style:rel-column-width="6072*"/>
    </style:style>
    <style:style style:name="Table2.D" style:family="table-column">
      <style:table-column-properties style:column-width="0.6299in" style:rel-column-width="6167*"/>
    </style:style>
    <style:style style:name="Table2.E" style:family="table-column">
      <style:table-column-properties style:column-width="0.2438in" style:rel-column-width="2386*"/>
    </style:style>
    <style:style style:name="Table2.F" style:family="table-column">
      <style:table-column-properties style:column-width="0.5063in" style:rel-column-width="4956*"/>
    </style:style>
    <style:style style:name="Table2.G" style:family="table-column">
      <style:table-column-properties style:column-width="0.8771in" style:rel-column-width="85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104b65b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36843e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393c26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3bc0a1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3bc0a1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2bcd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480ff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3d83ce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d83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3d83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3d83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3480ff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6a39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style:font-name="Arial" style:text-underline-style="none" officeooo:rsid="00fd8749"/>
    </style:style>
    <style:style style:name="T23" style:family="text">
      <style:text-properties style:font-name="Arial" style:text-underline-style="none" fo:font-weight="bold" officeooo:rsid="00245a79" style:font-weight-asian="bold" style:font-weight-complex="bold"/>
    </style:style>
    <style:style style:name="T24" style:family="text">
      <style:text-properties style:font-name="Arial" officeooo:rsid="0046a399"/>
    </style:style>
    <style:style style:name="T25" style:family="text">
      <style:text-properties officeooo:rsid="00e4fbe7"/>
    </style:style>
    <style:style style:name="T26" style:family="text">
      <style:text-properties officeooo:rsid="01151d20"/>
    </style:style>
    <style:style style:name="T27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6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74"><text:text-input text:description="&lt;o.partner_id.country_id.name or ''&gt;">Country</text:text-input></text:p>
            <text:p text:style-name="P71"><text:span text:style-name="T14"><text:text-input text:description="&lt;if test=&quot;o.partner_id &lt;&gt; o.partner_shipping_id&quot;&gt;">test</text:text-input></text:span></text:p>
            <text:p text:style-name="P72"><text:span text:style-name="T27"><text:text-input text:description="&lt;_(&quot;To&quot;)&gt;">To</text:text-input></text:span>: <text:text-input text:description="&lt;o.partner_shipping_id.name or ''&gt;">contact_name</text:text-input></text:p>
            <text:p text:style-name="P73"><text:span text:style-name="T24"><text:text-input text:description="&lt;/if&gt;">endtest</text:text-input></text:span></text:p>
            <text:p text:style-name="P74"><text:span text:style-name="T22"><text:text-input text:description="&lt;_(&quot;VAT no.&quot;)&gt;">VAT no.</text:text-input></text:span><text:span text:style-name="T22">:</text:span><text:span text:style-name="T23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office:value-type="string">
            <text:p text:style-name="P59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0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61">[<text:span text:style-name="T16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1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0"><text:span text:style-name="T2"><text:text-input text:description="&lt;_(&quot;TOTAL W/O VAT&quot;)&gt;">TOTAL W/O VAT 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9"><text:text-input text:description="&lt;formatLang(o.amount_untaxed, digits=2) or ''&gt;">total </text:text-input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5"><text:text-input text:description="&lt;if test=&quot;False&quot;&gt;">if show_exchange_rate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office:value-type="string">
            <text:p text:style-name="P40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1"><text:span text:style-name="T25">1 </text:span><text:span text:style-name="T25"><text:text-input text:description="&lt;o.currency_id.name or ''&gt;">Document currency</text:text-input></text:span><text:span text:style-name="T25"> = </text:span><text:span text:style-name="T25"><text:text-input text:description="&lt;formatLang(o.lcy_rate, digits=6) or ''&gt;">lcy_rate</text:text-input></text:span><text:span text:style-name="T25"> </text:span><text:span text:style-name="T25"><text:text-input text:description="&lt;company.currency_id.name or ''&gt;">Company currency</text:text-input></text:span><text:span text:style-name="T25"> </text:span><text:span text:style-name="T25"><text:text-input text:description="&lt; _('on date ')&gt;">on date</text:text-input></text:span><text:span text:style-name="T25"> 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office:value-type="string">
            <text:p text:style-name="P33"><text:text-input text:description="&lt;/if&gt;">end if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7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8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2:28.109305103</dc:date>
    <meta:editing-duration>P2DT2H28M31S</meta:editing-duration>
    <meta:editing-cycles>284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1" meta:character-count="1328" meta:non-whitespace-character-count="1242"/>
  </office:meta>
</office:document-meta>
</file>